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Converter.Stream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Converter.convert( @ Nullable Object source , TypeDescriptor sourceType , TypeDescriptor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eamConverter.create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eamConverter.matchesFromStream( @ Nullable TypeDescriptor element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Converter.matchesToStream( @ Nullable TypeDescriptor elementType , TypeDescriptor 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Converter.matches( TypeDescriptor sourceType , TypeDescriptor targe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eamConverter.convertFromStream( @ Nullable Stream &lt; ? &gt; source , TypeDescriptor stream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Converter.convertToStream( @ Nullable Object source , TypeDescriptor sourceType , TypeDescriptor stream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